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ycles" table:style-name="ta1">
        <table:shapes>
          <draw:frame draw:z-index="0" draw:style-name="gr1" draw:text-style-name="P1" svg:width="453.51pt" svg:height="255.09pt" svg:x="310.2pt" svg:y="51.02pt">
            <loext:p draw:notify-on-update-of-ranges="cycles.B1:cycles.B1 cycles.B2:cycles.B9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ycle Time</text:p>
          </table:table-cell>
          <table:table-cell office:value-type="string" calcext:value-type="string">
            <text:p>Frequency</text:p>
          </table:table-cell>
          <table:table-cell/>
          <table:table-cell office:value-type="string" calcext:value-type="string">
            <text:p>Total Matches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:.B932])" office:value-type="float" office:value="11323" calcext:value-type="float">
            <text:p>1132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45" calcext:value-type="float">
            <text:p>67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22" calcext:value-type="float">
            <text:p>92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940" calcext:value-type="float">
            <text:p>109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62" calcext:value-type="float">
            <text:p>132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03" calcext:value-type="float">
            <text:p>147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836" calcext:value-type="float">
            <text:p>148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843" calcext:value-type="float">
            <text:p>148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860" calcext:value-type="float">
            <text:p>1486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864" calcext:value-type="float">
            <text:p>148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873" calcext:value-type="float">
            <text:p>148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887" calcext:value-type="float">
            <text:p>148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902" calcext:value-type="float">
            <text:p>149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924" calcext:value-type="float">
            <text:p>149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945" calcext:value-type="float">
            <text:p>149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985" calcext:value-type="float">
            <text:p>1498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027" calcext:value-type="float">
            <text:p>150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087" calcext:value-type="float">
            <text:p>150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254" calcext:value-type="float">
            <text:p>152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435" calcext:value-type="float">
            <text:p>184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446" calcext:value-type="float">
            <text:p>184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526" calcext:value-type="float">
            <text:p>185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574" calcext:value-type="float">
            <text:p>1857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662" calcext:value-type="float">
            <text:p>186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405" calcext:value-type="float">
            <text:p>204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262" calcext:value-type="float">
            <text:p>222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816" calcext:value-type="float">
            <text:p>228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412" calcext:value-type="float">
            <text:p>244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582" calcext:value-type="float">
            <text:p>255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596" calcext:value-type="float">
            <text:p>255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657" calcext:value-type="float">
            <text:p>256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696" calcext:value-type="float">
            <text:p>256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749" calcext:value-type="float">
            <text:p>257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558" calcext:value-type="float">
            <text:p>375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047" calcext:value-type="float">
            <text:p>410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472" calcext:value-type="float">
            <text:p>414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344" calcext:value-type="float">
            <text:p>423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432" calcext:value-type="float">
            <text:p>424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031" calcext:value-type="float">
            <text:p>430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394" calcext:value-type="float">
            <text:p>433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868" calcext:value-type="float">
            <text:p>438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002" calcext:value-type="float">
            <text:p>440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112" calcext:value-type="float">
            <text:p>441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012" calcext:value-type="float">
            <text:p>450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365" calcext:value-type="float">
            <text:p>453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749" calcext:value-type="float">
            <text:p>457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176" calcext:value-type="float">
            <text:p>461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333" calcext:value-type="float">
            <text:p>47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611" calcext:value-type="float">
            <text:p>476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925" calcext:value-type="float">
            <text:p>479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185" calcext:value-type="float">
            <text:p>491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192" calcext:value-type="float">
            <text:p>491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851" calcext:value-type="float">
            <text:p>498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916" calcext:value-type="float">
            <text:p>499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551" calcext:value-type="float">
            <text:p>505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958" calcext:value-type="float">
            <text:p>509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359" calcext:value-type="float">
            <text:p>513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826" calcext:value-type="float">
            <text:p>518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847" calcext:value-type="float">
            <text:p>518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913" calcext:value-type="float">
            <text:p>529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4109" calcext:value-type="float">
            <text:p>541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146" calcext:value-type="float">
            <text:p>621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555" calcext:value-type="float">
            <text:p>625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8T16:31:33.457083342</dc:date>
    <dc:creator>Phil Lopreiato</dc:creator>
    <meta:editing-duration>PT2M45S</meta:editing-duration>
    <meta:editing-cycles>1</meta:editing-cycles>
    <meta:document-statistic meta:table-count="1" meta:cell-count="1866" meta:object-count="1"/>
    <meta:generator>LibreOffice/5.1.6.2.0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07cm" svg:y="0.316cm" chart:style-name="ch2">
          <text:p>Cycle Time Frequency</text:p>
        </chart:title>
        <chart:legend chart:legend-position="end" svg:x="13.631cm" svg:y="4.201cm" style:legend-expansion="high" chart:style-name="ch3"/>
        <chart:plot-area chart:style-name="ch4" table:cell-range-address="cycles.B1:cycles.B932" chart:data-source-has-labels="row" svg:x="1.331cm" svg:y="1.275cm" svg:width="11.98cm" svg:height="6.564cm">
          <chartooo:coordinate-region svg:x="1.952cm" svg:y="1.396cm" svg:width="11.359cm" svg:height="5.441cm"/>
          <chart:axis chart:dimension="x" chart:name="primary-x" chart:style-name="ch5">
            <chart:title svg:x="5.729cm" svg:y="8.019cm" chart:style-name="ch6">
              <text:p>Cycle Time (seconds)</text:p>
            </chart:title>
          </chart:axis>
          <chart:axis chart:dimension="y" chart:name="primary-y" chart:style-name="ch7">
            <chart:title svg:x="0.451cm" svg:y="5.382cm" chart:style-name="ch8">
              <text:p>Frequency</text:p>
            </chart:title>
            <chart:grid chart:style-name="ch9" chart:class="major"/>
          </chart:axis>
          <chart:series chart:style-name="ch10" chart:values-cell-range-address="cycles.B2:cycles.B932" chart:label-cell-address="cycles.B1:cycles.B1" chart:class="chart:bar">
            <chart:data-point chart:repeated="9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cycles.B1:cycle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ycles.B2:cycles.B9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